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180" officeooo:paragraph-rsid="0003818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8180" officeooo:paragraph-rsid="000381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038180" officeooo:paragraph-rsid="0005fc3e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none" officeooo:rsid="0046ddfc" officeooo:paragraph-rsid="0046ddf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officeooo:rsid="00038180" officeooo:paragraph-rsid="0003818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38180" officeooo:paragraph-rsid="0003818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eb7e5" officeooo:paragraph-rsid="000a798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49db" officeooo:paragraph-rsid="000449d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56754f" officeooo:paragraph-rsid="0056754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6a4a3" officeooo:paragraph-rsid="0056a4a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449db" officeooo:paragraph-rsid="000449d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449db" officeooo:paragraph-rsid="0054cbe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449db" officeooo:paragraph-rsid="005640a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41db6" officeooo:paragraph-rsid="00041db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56a4a3"/>
    </style:style>
    <style:style style:name="P16" style:family="paragraph" style:parent-style-name="Standard">
      <style:paragraph-properties fo:text-align="start" style:justify-single-word="false"/>
      <style:text-properties officeooo:rsid="00041db6" officeooo:paragraph-rsid="00041db6"/>
    </style:style>
    <style:style style:name="P17" style:family="paragraph" style:parent-style-name="Standard">
      <style:paragraph-properties fo:text-align="start" style:justify-single-word="false"/>
      <style:text-properties officeooo:rsid="005e6452" officeooo:paragraph-rsid="005e6452"/>
    </style:style>
    <style:style style:name="P18" style:family="paragraph" style:parent-style-name="Standard">
      <style:paragraph-properties fo:text-align="start" style:justify-single-word="false"/>
      <style:text-properties style:font-name="Ubuntu Mono" officeooo:rsid="005e6452" officeooo:paragraph-rsid="005e6452"/>
    </style:style>
    <style:style style:name="P19" style:family="paragraph" style:parent-style-name="Standard">
      <style:paragraph-properties fo:text-align="start" style:justify-single-word="false"/>
      <style:text-properties style:font-name="Ubuntu Mono" officeooo:rsid="006279d9" officeooo:paragraph-rsid="006279d9"/>
    </style:style>
    <style:style style:name="P20" style:family="paragraph" style:parent-style-name="Standard">
      <style:paragraph-properties fo:text-align="start" style:justify-single-word="false"/>
      <style:text-properties officeooo:rsid="006279d9" officeooo:paragraph-rsid="006279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6a4a3" style:font-weight-asian="normal" style:font-weight-complex="normal"/>
    </style:style>
    <style:style style:name="T3" style:family="text">
      <style:text-properties officeooo:rsid="0005fc3e"/>
    </style:style>
    <style:style style:name="T4" style:family="text">
      <style:text-properties officeooo:rsid="00450b1f"/>
    </style:style>
    <style:style style:name="T5" style:family="text">
      <style:text-properties officeooo:rsid="0054cbe8"/>
    </style:style>
    <style:style style:name="T6" style:family="text">
      <style:text-properties officeooo:rsid="005640a5"/>
    </style:style>
    <style:style style:name="T7" style:family="text">
      <style:text-properties officeooo:rsid="005a7f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231A</text:p>
      <text:p text:style-name="P3">Compute<text:span text:style-name="T4">r</text:span> Vision: <text:span text:style-name="T3">From 3D Reconstruction to Recognition</text:span></text:p>
      <text:p text:style-name="P1"/>
      <text:p text:style-name="P5">Luke Jaffe</text:p>
      <text:p text:style-name="P1"/>
      <text:p text:style-name="P6">Problem Set <text:span text:style-name="T5">1</text:span></text:p>
      <text:p text:style-name="P4">Due 01/<text:span text:style-name="T5">26</text:span>/2018</text:p>
      <text:p text:style-name="P1"/>
      <text:p text:style-name="P14">1 <text:s text:c="3"/><text:span text:style-name="T5">Projective Geometry Problems</text:span></text:p>
      <text:p text:style-name="P14"/>
      <text:p text:style-name="P9">d)</text:p>
      <text:p text:style-name="P16"/>
      <text:p text:style-name="P11">2 <text:s text:c="3"/><text:span text:style-name="T5">Affine Camera Calibration</text:span></text:p>
      <text:p text:style-name="P8"/>
      <text:p text:style-name="P15"><text:span text:style-name="T2">a) </text:span>You will construct a linear system of equations and solve for the camera parameters to minimize the least-squares error. After doing so, you will return the 3 × 4 affine camera matrix composed of these computed camera parameters. In your written report, submit your code as well as the camera matrix that you compute.</text:p>
      <text:p text:style-name="P15"/>
      <text:p text:style-name="P18">def compute_camera_matrix(real_XY, front_image, back_image):</text:p>
      <text:p text:style-name="P18"><text:s text:c="4"/>'''</text:p>
      <text:p text:style-name="P18"><text:s text:c="4"/>COMPUTE_CAMERA_MATRIX</text:p>
      <text:p text:style-name="P18"><text:s text:c="4"/>Arguments:</text:p>
      <text:p text:style-name="P18"><text:s text:c="9"/>real_XY - Each row corresponds to an actual point on the 2D plane</text:p>
      <text:p text:style-name="P18"><text:s text:c="9"/>front_image - Each row is the pixel location in the front image where Z=0</text:p>
      <text:p text:style-name="P18"><text:s text:c="9"/>back_image - Each row is the pixel location in the back image where Z=150</text:p>
      <text:p text:style-name="P18"><text:s text:c="4"/>Returns:</text:p>
      <text:p text:style-name="P18"><text:s text:c="8"/>camera_matrix - The calibrated camera matrix (3x4 matrix)</text:p>
      <text:p text:style-name="P18"><text:s text:c="4"/>'''</text:p>
      <text:p text:style-name="P18"><text:s text:c="4"/># Create real point matrix</text:p>
      <text:p text:style-name="P18"><text:s text:c="4"/>front_z = np.zeros(front_image.shape[0])[:, np.newaxis]</text:p>
      <text:p text:style-name="P18"><text:s text:c="4"/>back_z = 150*np.ones(front_image.shape[0])[:, np.newaxis]</text:p>
      <text:p text:style-name="P18"><text:s text:c="4"/>both_z = np.concatenate([front_z, back_z], axis=0)</text:p>
      <text:p text:style-name="P18"><text:s text:c="4"/>twice_real_XY = np.concatenate([real_XY, real_XY], axis=0)</text:p>
      <text:p text:style-name="P18"><text:s text:c="4"/>real_ones = np.ones(twice_real_XY.shape[0])[:, np.newaxis]</text:p>
      <text:p text:style-name="P18"><text:s text:c="4"/>A = np.concatenate([twice_real_XY, both_z, real_ones], axis=1)</text:p>
      <text:p text:style-name="P18"/>
      <text:p text:style-name="P18"><text:s text:c="4"/># Create projected point matrix</text:p>
      <text:p text:style-name="P18"><text:s text:c="4"/>both_image = np.concatenate([front_image, back_image], axis=0)</text:p>
      <text:p text:style-name="P18"><text:s text:c="4"/>image_ones = np.ones(both_image.shape[0])[:, np.newaxis]</text:p>
      <text:p text:style-name="P18"><text:s text:c="4"/>b = np.concatenate([both_image, image_ones], axis=1)</text:p>
      <text:p text:style-name="P18"/>
      <text:p text:style-name="P18"><text:s text:c="4"/># Solve with least-squares</text:p>
      <text:p text:style-name="P18"><text:s text:c="4"/>xt, _, _, _ = np.linalg.lstsq(A, b)</text:p>
      <text:p text:style-name="P18"><text:s text:c="4"/>camera_matrix = xt.T</text:p>
      <text:p text:style-name="P18"/>
      <text:p text:style-name="P18"><text:s text:c="4"/>return camera_matrix</text:p>
      <text:p text:style-name="P17"/>
      <text:p text:style-name="P17">Camera Matrix:</text:p>
      <text:p text:style-name="P17"><text:s/>[[ <text:s/>5.31276507e-01 <text:s/>-1.80886074e-02 <text:s text:c="2"/>1.20509667e-01 <text:s text:c="2"/>1.29720641e+02]</text:p>
      <text:p text:style-name="P17"><text:s/>[ <text:s/>4.84975447e-02 <text:s text:c="2"/>5.36366401e-01 <text:s/>-1.02675222e-01 <text:s text:c="2"/>4.43879607e+01]</text:p>
      <text:p text:style-name="P17"><text:soft-page-break/><text:s/>[ -2.02336860e-18 <text:s text:c="2"/>5.20417043e-18 <text:s text:c="2"/>3.25260652e-18 <text:s text:c="2"/>1.00000000e+00]]</text:p>
      <text:p text:style-name="P10"/>
      <text:p text:style-name="P15"><text:span text:style-name="T2">b) </text:span>After finding the calibrated camera matrix, you will compute the RMS error between the given N image corner coordinates and N corresponding calculated corner locations in rms_error(). Please submit your code and the RMS error for the camera matrix that you found in part (a).</text:p>
      <text:p text:style-name="P15"/>
      <text:p text:style-name="P19">def rms_error(camera_matrix, real_XY, front_image, back_image):</text:p>
      <text:p text:style-name="P19"><text:s text:c="4"/>''' </text:p>
      <text:p text:style-name="P19"><text:s text:c="4"/>RMS_ERROR</text:p>
      <text:p text:style-name="P19"><text:s text:c="4"/>Arguments:</text:p>
      <text:p text:style-name="P19"><text:s text:c="9"/>camera_matrix - The camera matrix of the calibrated camera</text:p>
      <text:p text:style-name="P19"><text:s text:c="9"/>real_XY - Each row corresponds to an actual point on the 2D plane</text:p>
      <text:p text:style-name="P19"><text:s text:c="9"/>front_image - Each row is the pixel location in the front image where Z=0</text:p>
      <text:p text:style-name="P19"><text:s text:c="9"/>back_image - Each row is the pixel location in the back image where Z=150</text:p>
      <text:p text:style-name="P19"><text:s text:c="4"/>Returns:</text:p>
      <text:p text:style-name="P19"><text:s text:c="8"/>rms_error - The root mean square error of reprojecting the points back</text:p>
      <text:p text:style-name="P19"><text:s text:c="20"/>into the images</text:p>
      <text:p text:style-name="P19"><text:s text:c="4"/>'''</text:p>
      <text:p text:style-name="P19"><text:s text:c="4"/># Create real point matrix</text:p>
      <text:p text:style-name="P19"><text:s text:c="4"/>front_z = np.zeros(front_image.shape[0])[:, np.newaxis]</text:p>
      <text:p text:style-name="P19"><text:s text:c="4"/>back_z = 150*np.ones(front_image.shape[0])[:, np.newaxis]</text:p>
      <text:p text:style-name="P19"><text:s text:c="4"/>both_z = np.concatenate([front_z, back_z], axis=0)</text:p>
      <text:p text:style-name="P19"><text:s text:c="4"/>twice_real_XY = np.concatenate([real_XY, real_XY], axis=0)</text:p>
      <text:p text:style-name="P19"><text:s text:c="4"/>real_ones = np.ones(twice_real_XY.shape[0])[:, np.newaxis]</text:p>
      <text:p text:style-name="P19"><text:s text:c="4"/>A = np.concatenate([twice_real_XY, both_z, real_ones], axis=1)</text:p>
      <text:p text:style-name="P19"/>
      <text:p text:style-name="P19"><text:s text:c="4"/># Create projected point matrix</text:p>
      <text:p text:style-name="P19"><text:s text:c="4"/>real_proj = np.concatenate([front_image, back_image], axis=0)</text:p>
      <text:p text:style-name="P19"/>
      <text:p text:style-name="P19"><text:s text:c="4"/># Calculate corner locations</text:p>
      <text:p text:style-name="P19"><text:s text:c="4"/>calc_b = np.dot(A, camera_matrix.T)</text:p>
      <text:p text:style-name="P19"><text:s text:c="4"/>calc_proj = calc_b[:, :2]</text:p>
      <text:p text:style-name="P19"/>
      <text:p text:style-name="P19"><text:s text:c="4"/># Compute RMS error</text:p>
      <text:p text:style-name="P19"><text:s text:c="4"/>rms_error = np.sqrt(np.sum((calc_proj - real_proj)**2)/real_proj.shape[0])</text:p>
      <text:p text:style-name="P19"/>
      <text:p text:style-name="P19"><text:s text:c="4"/>return rms_error</text:p>
      <text:p text:style-name="P20"/>
      <text:p text:style-name="P20">RMS Error: <text:s/>0.99383048328</text:p>
      <text:p text:style-name="P10"/>
      <text:p text:style-name="P15"><text:span text:style-name="T2">c) </text:span>Could you calibrate the matrix with only one checkerboard image? Explain briefly in one or two sentences.</text:p>
      <text:p text:style-name="P8"/>
      <text:p text:style-name="P12"><text:span text:style-name="T5">3</text:span> <text:s text:c="2"/><text:span text:style-name="T6">Single View Geometry</text:span></text:p>
      <text:p text:style-name="P7"><text:span text:style-name="T1"/></text:p>
      <text:p text:style-name="P10">a)</text:p>
      <text:p text:style-name="P10"/>
      <text:p text:style-name="P10">b)</text:p>
      <text:p text:style-name="P10"/>
      <text:p text:style-name="P10">c)</text:p>
      <text:p text:style-name="P10"/>
      <text:p text:style-name="P10">d)</text:p>
      <text:p text:style-name="P10"/>
      <text:p text:style-name="P10"><text:soft-page-break/>e)</text:p>
      <text:p text:style-name="P10"/>
      <text:p text:style-name="P10"><text:span text:style-name="T7">f</text:span>)</text:p>
      <text:p text:style-name="P10"/>
      <text:p text:style-name="P13"><text:span text:style-name="T6">4</text:span> <text:s text:c="2"/><text:span text:style-name="T6">Fundamental Matri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24:26.624069486</meta:creation-date>
    <dc:date>2018-01-26T00:14:14.168907389</dc:date>
    <meta:editing-duration>PT2H4M58S</meta:editing-duration>
    <meta:editing-cycles>80</meta:editing-cycles>
    <meta:generator>LibreOffice/5.1.6.2$Linux_X86_64 LibreOffice_project/10m0$Build-2</meta:generator>
    <meta:document-statistic meta:table-count="0" meta:image-count="0" meta:object-count="0" meta:page-count="3" meta:paragraph-count="76" meta:word-count="443" meta:character-count="3583" meta:non-whitespace-character-count="2924"/>
  </office:meta>
</office:document-meta>
</file>